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0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 style:snap-to-layout-grid="false"/>
    </style:style>
    <style:style style:name="P3" style:family="paragraph" style:parent-style-name="Standard">
      <style:paragraph-properties fo:line-height="0.388cm"/>
      <style:text-properties fo:font-size="8pt" style:font-size-asian="8pt"/>
    </style:style>
    <style:style style:name="P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5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6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line-height="0.459cm" style:snap-to-layout-grid="false"/>
    </style:style>
    <style:style style:name="P9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font-name-complex="Arial1"/>
    </style:style>
    <style:style style:name="P12" style:family="paragraph" style:parent-style-name="Header">
      <style:paragraph-properties style:snap-to-layout-grid="false">
        <style:tab-stops/>
      </style:paragraph-properties>
    </style:style>
    <style:style style:name="P13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5" style:family="paragraph" style:parent-style-name="Prénom_20_NOM">
      <style:text-properties fo:font-weight="normal" style:font-weight-asian="normal" style:font-weight-complex="bold"/>
    </style:style>
    <style:style style:name="P16" style:family="paragraph" style:parent-style-name="Prénom_20_NOM">
      <style:text-properties fo:font-weight="normal" style:font-weight-asian="normal"/>
    </style:style>
    <style:style style:name="P17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T1" style:family="text">
      <style:text-properties fo:font-size="8pt" fo:language="zxx" fo:country="none" style:font-size-asian="8pt" style:language-asian="zxx" style:country-asian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Arial1" fo:font-size="11pt" style:font-size-asian="11pt" style:font-size-complex="11pt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lib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nomcom"/>
        <text:user-field-decl office:value-type="string" office:string-value="" text:name="passagecommissionep_impressionconvocation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decisioncontratcomplexeep93_0_decision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6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2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9"><text:user-field-get text:name="dossierep_personne_qual"/> <text:user-field-get text:name="dossierep_personne_prenom"/> <text:user-field-get text:name="dossierep_personne_nom"/></text:p>
            <text:p text:style-name="P9"><text:user-field-get text:name="dossierep_personne_foyer_adressefoyer_0_adresse_numvoie"/> <text:user-field-get text:name="dossierep_personne_foyer_adressefoyer_0_adresse_libtypevoie"/> <text:user-field-get text:name="dossierep_personne_foyer_adressefoyer_0_adresse_nomvoie"/></text:p>
            <text:p text:style-name="P8"><text:span text:style-name="T2"><text:user-field-get text:name="dossierep_personne_foyer_adressefoyer_0_adresse_codepos"/></text:span><text:span text:style-name="T2"> </text:span><text:span text:style-name="T2"><text:user-field-get text:name="dossierep_personne_foyer_adressefoyer_0_adresse_nomcom"/></text:span></text:p>
          </table:table-cell>
        </table:table-row>
        <table:table-row table:style-name="Tableau1.4">
          <table:table-cell table:style-name="Tableau1.A1" office:value-type="string">
            <text:p text:style-name="P5"><text:bookmark-start text:name="__Fieldmark__562_920358989"/>Réf. : <text:bookmark-end text:name="__Fieldmark__562_920358989"/></text:p>
          </table:table-cell>
          <table:table-cell table:style-name="Tableau1.A1" table:number-columns-spanned="2" office:value-type="string">
            <text:p text:style-name="P2"><text:bookmark-start text:name="__Fieldmark__574_920358989"/><text:span text:style-name="T1">DPAS/SIS/BADA/SUSPENSION</text:span><text:span text:style-name="T1">/HP/KL/201</text:span>1</text:p>
            <text:p text:style-name="P3"><text:bookmark-end text:name="__Fieldmark__574_920358989"/>Matricule CAF : 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5"><text:bookmark-start text:name="__Fieldmark__582_920358989"/>Affaire suivie par : <text:bookmark-end text:name="__Fieldmark__582_920358989"/></text:p>
          </table:table-cell>
          <table:covered-table-cell/>
          <table:table-cell table:style-name="Tableau1.A1" office:value-type="string">
            <text:p text:style-name="P4">Catherine Meslet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5"><text:bookmark-start text:name="__Fieldmark__591_920358989"/>Tél. : <text:bookmark-end text:name="__Fieldmark__591_920358989"/></text:p>
          </table:table-cell>
          <table:table-cell table:style-name="Tableau1.A1" table:number-columns-spanned="2" office:value-type="string">
            <text:p text:style-name="P4">01 43 93 41 51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17" text:outline-level="4">Bobigny, le <text:date style:data-style-name="N76" text:date-value="2012-12-31T10:08:45.90">31 décembre 2012</text:date></text:h>
          </table:table-cell>
          <table:covered-table-cell/>
          <table:covered-table-cell/>
          <table:covered-table-cell/>
          <table:covered-table-cell/>
        </table:table-row>
      </table:table>
      <text:p text:style-name="P10"/>
      <text:p text:style-name="P10"/>
      <text:p text:style-name="P10"/>
      <text:p text:style-name="P10"><text:user-field-get text:name="dossierep_personne_qual"/>,</text:p>
      <text:p text:style-name="P10"/>
      <text:p text:style-name="P10">Comme je vous l’indiquai dans mon courrier du <text:span text:style-name="T3"><text:user-field-get text:name="passagecommissionep_impressionconvocation"/></text:span>, l’équipe pluridisciplinaire a examiné votre situation.</text:p>
      <text:p text:style-name="P10"/>
      <text:p text:style-name="P10">L’équipe pluridisciplinaire a émis la décision suivante :</text:p>
      <text:p text:style-name="P10"><text:tab/>Création du contrat complexe =&gt; <text:user-field-get text:name="decisioncontratcomplexeep93_0_decision"/></text:p>
      <text:p text:style-name="P10"/>
      <text:p text:style-name="P14">Je reste à votre entière disposition pour tout renseignement complémentaire.</text:p>
      <text:p text:style-name="P10"/>
      <text:p text:style-name="P11">Je vous prie d’agréer, <text:user-field-get text:name="dossierep_personne_qual"/>, l’expression de mes salutations distinguées.</text:p>
      <text:p text:style-name="Texte_20_de_20_saisie"/>
      <text:p text:style-name="Texte_20_de_20_saisie"/>
      <text:p text:style-name="Texte_20_de_20_saisie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1" fo:font-size="11pt" fo:language="fr" fo:country="FR" style:font-name-asian="Times" style:font-size-asian="11pt" style:font-name-complex="Arial1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1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1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19:00</meta:creation-date>
    <dc:creator>Julien Mille</dc:creator>
    <dc:date>2012-12-31T10:08:45.85</dc:date>
    <meta:print-date>2011-03-28T11:59:00</meta:print-date>
    <meta:editing-cycles>37</meta:editing-cycles>
    <meta:editing-duration>PT04H55M22S</meta:editing-duration>
    <meta:generator>OpenOffice.org/3.2$Win32 OpenOffice.org_project/320m12$Build-9483</meta:generator>
    <meta:document-statistic meta:table-count="1" meta:image-count="0" meta:object-count="0" meta:page-count="1" meta:paragraph-count="17" meta:word-count="73" meta:character-count="499"/>
    <meta:user-defined meta:name="Info 1"/>
    <meta:user-defined meta:name="Info 2"/>
    <meta:user-defined meta:name="Info 3"/>
    <meta:user-defined meta:name="Info 4"/>
  </office:meta>
</office:document-meta>
</file>